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font-size="24pt" officeooo:rsid="000e6efc" officeooo:paragraph-rsid="000e6efc" style:font-size-asian="21pt" style:font-size-complex="24pt"/>
    </style:style>
    <style:style style:name="P2" style:family="paragraph" style:parent-style-name="Standard">
      <style:paragraph-properties fo:text-align="start" style:justify-single-word="false"/>
      <style:text-properties fo:font-size="16pt" officeooo:rsid="000e6efc" officeooo:paragraph-rsid="000e6efc" style:font-size-asian="16pt" style:font-size-complex="16pt"/>
    </style:style>
    <style:style style:name="P3" style:family="paragraph" style:parent-style-name="Standard">
      <style:paragraph-properties fo:text-align="start" style:justify-single-word="false"/>
      <style:text-properties fo:font-size="14pt" officeooo:rsid="000e6efc" officeooo:paragraph-rsid="000e6efc" style:font-size-asian="14pt" style:font-size-complex="14pt"/>
    </style:style>
    <style:style style:name="P4" style:family="paragraph" style:parent-style-name="Standard">
      <style:paragraph-properties fo:text-align="start" style:justify-single-word="false"/>
      <style:text-properties fo:font-size="14pt" officeooo:rsid="000fe4b8" officeooo:paragraph-rsid="000e6efc" style:font-size-asian="14pt" style:font-size-complex="14pt"/>
    </style:style>
    <style:style style:name="P5" style:family="paragraph" style:parent-style-name="Standard">
      <style:paragraph-properties fo:text-align="start" style:justify-single-word="false"/>
      <style:text-properties fo:font-size="12pt" officeooo:rsid="000e6efc" officeooo:paragraph-rsid="000e6efc" style:font-size-asian="12pt" style:font-size-complex="12pt"/>
    </style:style>
    <style:style style:name="T1" style:family="text">
      <style:text-properties fo:font-size="16pt" style:font-size-asian="16pt" style:font-size-complex="16pt"/>
    </style:style>
    <style:style style:name="T2" style:family="text">
      <style:text-properties fo:font-size="32pt" style:font-size-asian="32pt" style:font-size-complex="32pt"/>
    </style:style>
    <style:style style:name="T3" style:family="text">
      <style:text-properties officeooo:rsid="000fe4b8"/>
    </style:style>
    <style:style style:name="T4" style:family="text">
      <style:text-properties officeooo:rsid="000ff9b4"/>
    </style:style>
    <style:style style:name="T5" style:family="text">
      <style:text-properties officeooo:rsid="0010f513"/>
    </style:style>
    <style:style style:name="T6" style:family="text">
      <style:text-properties fo:font-size="14pt" style:font-size-asian="14pt" style:font-size-complex="14pt"/>
    </style:style>
    <style:style style:name="T7" style:family="text">
      <style:text-properties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roupe 6:</text:span><text:span text:style-name="T7"><text:tab/></text:span><text:tab/><text:tab/><text:tab/><text:span text:style-name="T2">Compte rendu :</text:span></text:p>
      <text:p text:style-name="P1"><text:span text:style-name="T7">GUEZ Quentin</text:span><text:tab/><text:tab/><text:tab/><text:tab/><text:span text:style-name="T2">Suivi 0 </text:span></text:p>
      <text:p text:style-name="P5">FARDEAU Pierre</text:p>
      <text:p text:style-name="P5">FORNES Brendan</text:p>
      <text:p text:style-name="P5">BUON Léa</text:p>
      <text:p text:style-name="P2"/>
      <text:p text:style-name="P2"/>
      <text:p text:style-name="P2"/>
      <text:p text:style-name="P2"><text:tab/><text:span text:style-name="T6">Le suivi 0 s’est tenu le mardi 05 janvier à 18h pour le cas de notre groupe. Tout d’abord, notre professeur tuteur de ce suivi, M. Ernet est venu vérifier les documents que nous devions présenter pour ce suivi, et ce pour chacun des groupes présent. </text:span></text:p>
      <text:p text:style-name="P3"/>
      <text:p text:style-name="P3"><text:tab/>Il a validé les outils que nous avons choisi d’utiliser ainsi que le macro-planning et le tryptique PCD que nous avions commencé en TD de gestion de projet. Cependant, des réserves ont été émises lors de la validation du diagramme COQ. <text:span text:style-name="T3">Il a aussi été ajouté le manque d’une légende dans notre présentation des tâches précisant notamment le ou les responsable(s) de chaque tâche. Il nous a ensuite été demandé de partager l’accès aux outils ou logiciels que nous utilisons afin de permettre aux professeurs responsables de suivre le projet au cours de son développement. Enfin, un compte rendu résumant l’utilisation de monday.com, un site permettant d’organiser nos tâches, sera à réaliser à la fin de ce projet.</text:span></text:p>
      <text:p text:style-name="P3"/>
      <text:p text:style-name="P3"><text:tab/><text:span text:style-name="T3">Une fois que tous les groupes ont été validés, nous avons pu posé des questions sur le fonctionnement de l’application chacun à notre tour. Les éléments que nous avons trouvé important de noter sont listés ci-dessous :</text:span></text:p>
      <text:p text:style-name="P4"/>
      <text:p text:style-name="P4">- <text:span text:style-name="T4">des identifiants de connexion ne sont pas nécessaire</text:span></text:p>
      <text:p text:style-name="P4">- <text:span text:style-name="T4">l’application est multiplatforme</text:span></text:p>
      <text:p text:style-name="P4">- <text:span text:style-name="T4">le nombre d’écoute n’est pas limité excepté dans le mode exmen</text:span></text:p>
      <text:p text:style-name="P4">- <text:span text:style-name="T4">le bouton solution est toujours présent sauf en mode examen et permet l’accès à la solution de la section correspondante</text:span></text:p>
      <text:p text:style-name="P4">- <text:span text:style-name="T4">l’ajout de raccourcis clavier est préconisé</text:span></text:p>
      <text:p text:style-name="P4">- <text:span text:style-name="T4">les données enregistrées contiennent le texte, l’aide ainsi que les options incluses avec l’exercice</text:span></text:p>
      <text:p text:style-name="P4">- <text:span text:style-name="T5">il n’y a pas de reconnaissance en milieu de mot</text:span></text:p>
      <text:p text:style-name="P4">- <text:span text:style-name="T5">en mode examen, le compteur de faute n’est pas affiché</text:span></text:p>
      <text:p text:style-name="P4">- <text:span text:style-name="T5">il peut être judicieux de démarrer le chronomètre au moment du démarrage de la lecture du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3:49:08.637534400</meta:creation-date>
    <dc:date>2020-02-13T14:24:32.776600764</dc:date>
    <meta:editing-duration>PT4M23S</meta:editing-duration>
    <meta:editing-cycles>1</meta:editing-cycles>
    <meta:document-statistic meta:table-count="0" meta:image-count="0" meta:object-count="0" meta:page-count="1" meta:paragraph-count="17" meta:word-count="324" meta:character-count="1896" meta:non-whitespace-character-count="1578"/>
    <meta:generator>LibreOffice/6.0.7.3$Linux_X86_64 LibreOffice_project/00m0$Build-3</meta:generator>
  </office:meta>
</office:document-meta>
</file>